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Euclid3" svg:font-family="Euclid" style:font-pitch="variable"/>
    <style:font-face style:name="Euclid1" svg:font-family="Euclid" style:font-adornments="Gras" style:font-pitch="variable"/>
    <style:font-face style:name="Euclid2" svg:font-family="Euclid" style:font-adornments="Italique gras" style:font-pitch="variable"/>
    <style:font-face style:name="Euclid" svg:font-family="Euclid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Euclid3"/>
    </style:style>
    <style:style style:name="P4" style:family="paragraph" style:parent-style-name="Standard">
      <style:text-properties style:font-name="Euclid3"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Euclid3" fo:font-size="15pt" fo:font-style="italic" style:text-underline-style="none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text-align="end" style:justify-single-word="false"/>
      <style:text-properties style:font-name="Euclid3"/>
    </style:style>
    <style:style style:name="P7" style:family="paragraph" style:parent-style-name="Text_20_body">
      <style:text-properties style:font-name="Euclid3"/>
    </style:style>
    <style:style style:name="P8" style:family="paragraph" style:parent-style-name="Standard">
      <style:text-properties style:font-name="Euclid3"/>
    </style:style>
    <style:style style:name="P9" style:family="paragraph" style:parent-style-name="Standard">
      <style:paragraph-properties fo:text-align="center" style:justify-single-word="false"/>
      <style:text-properties style:font-name="Euclid3" fo:font-size="18pt" fo:font-weight="bold" style:font-size-asian="18pt" style:font-weight-asian="bold" style:font-size-complex="18pt" style:font-weight-complex="bold"/>
    </style:style>
    <style:style style:name="P10" style:family="paragraph" style:parent-style-name="Heading_20_1">
      <style:text-properties style:font-name="Euclid3"/>
    </style:style>
    <style:style style:name="P11" style:family="paragraph" style:parent-style-name="Heading_20_1">
      <style:paragraph-properties fo:text-align="center" style:justify-single-word="false"/>
      <style:text-properties style:font-name="Euclid3" fo:font-size="18pt" fo:font-weight="bold" style:font-size-asian="18pt" style:font-weight-asian="bold" style:font-size-complex="18pt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Euclid3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1" text:outline-level="1"><text:bookmark text:name="Exportation_de_notes_prises_sur_Ebook_.28Sony_PRS-T1.29"/>Exportation de notes prises sur Ebook </text:h>
      <text:h text:style-name="P11" text:outline-level="1">(Sony PRS-T1)</text:h>
      <text:p text:style-name="P9"/>
      <text:p text:style-name="P3"/>
      <text:p text:style-name="P3"/>
      <text:p text:style-name="P3"/>
      <text:p text:style-name="P3"/>
      <text:p text:style-name="P5"><text:date style:data-style-name="N79" text:date-value="2012-06-12T16:15:48.20">mardi 12 juin 2012</text:dat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mha BEKELE</text:p>
      <text:p text:style-name="P3">Gregory PUTZ</text:p>
      <text:p text:style-name="P3">Mathieu BIVERT</text:p>
      <text:p text:style-name="P6">Année 2011 – 2012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 text:use-index-source-styles="true">
          <text:index-title-template text:style-name="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des matières1_Head">
            <text:p text:style-name="Heading">Table des matières</text:p>
          </text:index-title>
          <text:p text:style-name="P12">Exportation de notes prises sur Ebook <text:tab/>1</text:p>
          <text:p text:style-name="P12">(Sony PRS-T1)<text:tab/>1</text:p>
          <text:p text:style-name="P12">Introduction<text:tab/>3</text:p>
          <text:p text:style-name="P12">1 Cahier des charges<text:tab/>3</text:p>
          <text:p text:style-name="P13">1.1 <text:s text:c="3"/>Titre1.1<text:tab/>3</text:p>
          <text:p text:style-name="P14">1.1.1 <text:s text:c="2"/>Titre1.1.1<text:tab/>3</text:p>
          <text:p text:style-name="P13">1.2 <text:s text:c="3"/>Titre1.2<text:tab/>3</text:p>
          <text:p text:style-name="P14">1.2.1 <text:s text:c="2"/>Titre 1.2.1<text:tab/>3</text:p>
          <text:p text:style-name="P12">2 Résultats Obtenus<text:tab/>3</text:p>
          <text:p text:style-name="P13">2.4 <text:s text:c="2"/>Titre2.1<text:tab/>3</text:p>
          <text:p text:style-name="P12">3 Utilisation du logiciel<text:tab/>3</text:p>
          <text:p text:style-name="P12">4 Résultats Obtenus<text:tab/>4</text:p>
          <text:p text:style-name="P12">5 Principes et techniques<text:tab/>4</text:p>
          <text:p text:style-name="P12">6 Evolution<text:tab/>4</text:p>
          <text:p text:style-name="P12">7 Bilan<text:tab/>4</text:p>
          <text:p text:style-name="P12">Annexe<text:tab/>4</text:p>
          <text:p text:style-name="P12">Glossaire<text:tab/>4</text:p>
          <text:p text:style-name="P12">Bibliographie<text:tab/>4</text:p>
          <text:p text:style-name="P12">Conclusion<text:tab/>4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0" text:outline-level="1">Introduction</text:h>
      <text:p text:style-name="P7"><text:tab/></text:p>
      <text:p text:style-name="P7"/>
      <text:h text:style-name="Heading_20_1" text:outline-level="1">1<text:tab/>Cahier des charges</text:h>
      <text:h text:style-name="Heading_20_2" text:outline-level="2">1.1<text:tab/> <text:s text:c="2"/>Titre1.1</text:h>
      <text:h text:style-name="Heading_20_3" text:outline-level="3">1.1.1 <text:s text:c="2"/>Titre1.1.1</text:h>
      <text:h text:style-name="Heading_20_2" text:outline-level="2">1.2<text:tab/> <text:s text:c="2"/>Titre1.2</text:h>
      <text:h text:style-name="Heading_20_3" text:outline-level="3">1.2.1 <text:s text:c="2"/>Titre 1.2.1</text:h>
      <text:h text:style-name="P10" text:outline-level="1">2<text:tab/>Résultats Obtenus</text:h>
      <text:h text:style-name="Heading_20_2" text:outline-level="2">2.4 <text:s text:c="2"/>Titre2.1</text:h>
      <text:h text:style-name="P10" text:outline-level="1">3<text:tab/>Utilisation du logiciel</text:h>
      <text:p text:style-name="Text_20_body"><text:span text:style-name="T1"/></text:p>
      <text:h text:style-name="P10" text:outline-level="1"><text:soft-page-break/>4<text:tab/>Résultats Obtenus</text:h>
      <text:p text:style-name="Text_20_body"><text:span text:style-name="T1"/></text:p>
      <text:h text:style-name="P10" text:outline-level="1">5<text:tab/>Principes et techniques</text:h>
      <text:h text:style-name="P10" text:outline-level="1">6 Évolution</text:h>
      <text:h text:style-name="P10" text:outline-level="1">7<text:tab/>Bilan</text:h>
      <text:h text:style-name="P10" text:outline-level="1">Annexe</text:h>
      <text:h text:style-name="P10" text:outline-level="1">Glossaire</text:h>
      <text:h text:style-name="P10" text:outline-level="1">Bibliographie</text:h>
      <text:p text:style-name="Text_20_body"><text:span text:style-name="T1"/></text:p>
      <text:h text:style-name="P10" text:outline-level="1">Conclusion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Euclid3" svg:font-family="Euclid" style:font-pitch="variable"/>
    <style:font-face style:name="Euclid1" svg:font-family="Euclid" style:font-adornments="Gras" style:font-pitch="variable"/>
    <style:font-face style:name="Euclid2" svg:font-family="Euclid" style:font-adornments="Italique gras" style:font-pitch="variable"/>
    <style:font-face style:name="Euclid" svg:font-family="Euclid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Euclid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next-style-name="List_20_Heading" style:class="extra">
      <style:paragraph-properties fo:padding="0cm" fo:border-left="none" fo:border-right="none" fo:border-top="none" fo:border-bottom="0.035cm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Euclid1" fo:font-size="16pt" fo:font-style="normal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559cm" fo:margin-right="0cm" fo:text-indent="-0.76cm" style:auto-text-indent="false">
        <style:tab-stops/>
      </style:paragraph-properties>
      <style:text-properties style:font-name="Euclid2"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36cm" fo:margin-right="0cm" fo:text-indent="-0.76cm" style:auto-text-indent="false">
        <style:tab-stops/>
      </style:paragraph-properties>
      <style:text-properties style:font-name="Euclid" fo:font-size="13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UTZ Grégory<text:tab/>SI4 G3<text:tab/>Polytech'Nice-Sophia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égory Putz</meta:initial-creator>
    <meta:creation-date>2011-11-06T21:18:44</meta:creation-date>
    <dc:date>2012-06-12T16:15:48.12</dc:date>
    <meta:editing-duration>PT03H05M49S</meta:editing-duration>
    <meta:editing-cycles>57</meta:editing-cycles>
    <meta:generator>OpenOffice.org/3.2$Win32 OpenOffice.org_project/320m18$Build-9502</meta:generator>
    <meta:document-statistic meta:table-count="0" meta:image-count="0" meta:object-count="0" meta:page-count="4" meta:paragraph-count="47" meta:word-count="134" meta:character-count="786"/>
  </office:meta>
</office:document-meta>
</file>